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solid" draw:fill-color="#ccffff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376cm" draw:marker-end-width="0.376cm" draw:fill="solid" draw:fill-color="#cfe7f5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draw:marker-start-width="0.376cm" draw:marker-end-width="0.376cm" draw:fill="solid" draw:fill-color="#99ffcc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3cm" draw:fill="none" draw:fill-color="#99ffcc" draw:textarea-horizontal-align="center" draw:textarea-vertical-align="middle"/>
    </style:style>
    <style:style style:name="gr5" style:family="graphic" style:parent-style-name="objectwithoutfill">
      <style:graphic-properties svg:stroke-width="0.051cm" draw:marker-start-width="0.376cm" draw:marker-end="Arrow" draw:marker-end-width="0.376cm" draw:fill="none" draw:fill-color="#99ffcc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T1" style:family="text">
      <style:text-properties fo:font-size="26pt" fo:font-style="italic" style:font-size-asian="26pt" style:font-style-asian="italic" style:font-size-complex="26pt" style:font-style-complex="italic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xml:id="id1" draw:id="id1" draw:layer="layout" svg:width="8.001cm" svg:height="4.562cm" svg:x="1.597cm" svg:y="1.861cm">
          <text:p text:style-name="P1"><text:span text:style-name="T1">dispenser_1</text:span></text:p>
        </draw:ellipse>
        <draw:ellipse draw:style-name="gr2" draw:text-style-name="P1" xml:id="id3" draw:id="id3" draw:layer="layout" svg:width="8.001cm" svg:height="4.562cm" svg:x="14.751cm" svg:y="1.851cm">
          <text:p text:style-name="P1"><text:span text:style-name="T1">dispenser_2</text:span></text:p>
        </draw:ellipse>
        <draw:ellipse draw:style-name="gr3" draw:text-style-name="P1" xml:id="id4" draw:id="id4" draw:layer="layout" svg:width="8.001cm" svg:height="4.562cm" svg:x="3.729cm" svg:y="8.836cm">
          <text:p text:style-name="P1"><text:span text:style-name="T1">car_wash</text:span></text:p>
        </draw:ellipse>
        <draw:connector draw:style-name="gr4" draw:text-style-name="P2" xml:id="id2" draw:id="id2" draw:layer="layout" draw:type="line" svg:x1="5.597cm" svg:y1="1.861cm" svg:x2="5.597cm" svg:y2="1.861cm" draw:start-shape="id1" draw:start-glue-point="0" draw:end-shape="id1" svg:d="M5597 1861z">
          <text:p/>
        </draw:connector>
        <draw:connector draw:style-name="gr5" draw:text-style-name="P2" draw:layer="layout" draw:type="curve" draw:line-skew="-0.605cm" svg:x1="5.597cm" svg:y1="1.861cm" svg:x2="18.751cm" svg:y2="1.851cm" draw:start-shape="id2" draw:start-glue-point="0" draw:end-shape="id3" draw:end-glue-point="0" svg:d="M5597 1861c0-1711 13154-1706 13154-10">
          <text:p/>
        </draw:connector>
        <draw:connector draw:style-name="gr5" draw:text-style-name="P2" draw:layer="layout" draw:type="curve" draw:line-skew="0.733cm" svg:x1="18.751cm" svg:y1="6.413cm" svg:x2="5.597cm" svg:y2="6.423cm" draw:start-shape="id3" draw:start-glue-point="2" draw:end-shape="id1" draw:end-glue-point="2" svg:d="M18751 6413c0 1903-13154 1898-13154 10">
          <text:p/>
        </draw:connector>
        <draw:connector draw:style-name="gr5" draw:text-style-name="P2" draw:layer="layout" draw:type="curve" svg:x1="3.729cm" svg:y1="11.117cm" svg:x2="1.597cm" svg:y2="4.142cm" draw:start-shape="id4" draw:start-glue-point="3" draw:end-shape="id1" svg:d="M3729 11117c-3987 0-2921-6975-2132-6975">
          <text:p/>
        </draw:connector>
        <draw:connector draw:style-name="gr5" draw:text-style-name="P2" draw:layer="layout" draw:type="curve" svg:x1="9.598cm" svg:y1="4.142cm" svg:x2="7.729cm" svg:y2="8.836cm" draw:start-shape="id1" draw:start-glue-point="1" draw:end-shape="id4" draw:end-glue-point="0" svg:d="M9598 4142c789 0 657 1744-7 2466s-1862 419-1862 2228">
          <text:p/>
        </draw:connector>
        <draw:frame draw:style-name="gr6" draw:text-style-name="P3" draw:layer="layout" svg:width="6.056cm" svg:height="0.958cm" svg:x="9.19cm" svg:y="0.762cm">
          <draw:text-box>
            <text:p text:style-name="P3"><text:span text:style-name="T2">det_1_release_time</text:span></text:p>
          </draw:text-box>
        </draw:frame>
        <draw:frame draw:style-name="gr6" draw:text-style-name="P3" draw:layer="layout" svg:width="6.056cm" svg:height="0.958cm" svg:x="9.19cm" svg:y="6.762cm">
          <draw:text-box>
            <text:p text:style-name="P3"><text:span text:style-name="T2">det_2_release_ti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.546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9M40S</meta:editing-duration>
    <meta:editing-cycles>7</meta:editing-cycles>
    <meta:generator>OpenOffice/4.1.3$Win32 OpenOffice.org_project/413m1$Build-9783</meta:generator>
    <dc:date>2017-10-22T13:29:07.86</dc:date>
    <dc:creator>Pawel Gburzynski</dc:creator>
    <meta:document-statistic meta:object-count="10"/>
  </office:meta>
</office:document-meta>
</file>